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200"/>
    </style:style>
    <style:style style:name="P2" style:family="paragraph" style:parent-style-name="Standard">
      <style:text-properties officeooo:paragraph-rsid="00130c03"/>
    </style:style>
    <style:style style:name="P3" style:family="paragraph" style:parent-style-name="Standard">
      <style:text-properties fo:font-weight="bold" officeooo:paragraph-rsid="00203664" style:font-weight-asian="bold" style:font-weight-complex="bold"/>
    </style:style>
    <style:style style:name="P4" style:family="paragraph" style:parent-style-name="Standard">
      <style:text-properties fo:font-weight="bold" officeooo:paragraph-rsid="0027d48b"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officeooo:paragraph-rsid="00203664"/>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1">
      <style:text-properties fo:language="ru" fo:country="RU" officeooo:rsid="00203664" officeooo:paragraph-rsid="0020eb8d"/>
    </style:style>
    <style:style style:name="P9" style:family="paragraph" style:parent-style-name="Standard">
      <style:text-properties officeooo:paragraph-rsid="00203664"/>
    </style:style>
    <style:style style:name="P10" style:family="paragraph" style:parent-style-name="Standard">
      <style:text-properties fo:language="en" fo:country="US" officeooo:rsid="002aade7" officeooo:paragraph-rsid="002aade7"/>
    </style:style>
    <style:style style:name="P11" style:family="paragraph" style:parent-style-name="Standard">
      <style:text-properties fo:language="ru" fo:country="RU" officeooo:rsid="002aade7" officeooo:paragraph-rsid="002aade7"/>
    </style:style>
    <style:style style:name="T1" style:family="text">
      <style:text-properties fo:language="ru" fo:country="RU"/>
    </style:style>
    <style:style style:name="T2" style:family="text">
      <style:text-properties fo:language="ru" fo:country="RU" officeooo:rsid="000badc3"/>
    </style:style>
    <style:style style:name="T3" style:family="text">
      <style:text-properties fo:language="ru" fo:country="RU" officeooo:rsid="00203664"/>
    </style:style>
    <style:style style:name="T4" style:family="text">
      <style:text-properties fo:language="ru" fo:country="RU" officeooo:rsid="0027d48b"/>
    </style:style>
    <style:style style:name="T5" style:family="text">
      <style:text-properties officeooo:rsid="0025409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7"><text:a xlink:type="simple" xlink:href="#__RefHeading___Toc651_3587173162" text:style-name="Index_20_Link" text:visited-style-name="Index_20_Link">Установка Qwt 6.1.2<text:tab/>1</text:a></text:p>
          <text:p text:style-name="P7"><text:a xlink:type="simple" xlink:href="#__RefHeading___Toc1556_1589708727" text:style-name="Index_20_Link" text:visited-style-name="Index_20_Link">Какая-то старая инструкция по установке<text:tab/>3</text:a></text:p>
          <text:p text:style-name="P7"><text:a xlink:type="simple" xlink:href="#__RefHeading___Toc2634_1589708727" text:style-name="Index_20_Link" text:visited-style-name="Index_20_Link">Какая-то ещё одна<text:tab/>5</text:a></text:p>
          <text:p text:style-name="P7"><text:a xlink:type="simple" xlink:href="#__RefHeading___Toc2636_1589708727" text:style-name="Index_20_Link" text:visited-style-name="Index_20_Link">Установка под MacOS<text:tab/>6</text:a></text:p>
        </text:index-body>
      </text:table-of-content>
      <text:p text:style-name="Standard"/>
      <text:h text:style-name="P8" text:outline-level="1"><text:bookmark-start text:name="__RefHeading___Toc651_3587173162"/>Установка Qwt 6.1.2<text:bookmark-end text:name="__RefHeading___Toc651_3587173162"/></text:h>
      <text:p text:style-name="P4"><text:span text:style-name="T4">Это н</text:span><text:span text:style-name="T3">аиб</text:span>олее новая и полная инструкция по установке</text:p>
      <text:p text:style-name="P3">Для установки Qwt требуется предварительно установить Qt!</text:p>
      <text:p text:style-name="P6"/>
      <text:p text:style-name="P6">Дистрибутив:</text:p>
      <text:p text:style-name="P6">- "qwt-6.1.2.zip"</text:p>
      <text:p text:style-name="P6"/>
      <text:p text:style-name="P3">1. Собрать 32-битную версию:</text:p>
      <text:p text:style-name="P6"/>
      <text:p text:style-name="P6">Исходные тексты библиотеки "qwt-6.1.2.zip" распаковать в папку qwt 32-битной</text:p>
      <text:p text:style-name="P6">версии, рекомендуется "C:\Qwt\Qwt-6.1.2-x86".</text:p>
      <text:p text:style-name="P6"/>
      <text:p text:style-name="P6">Отредактировать файл "qwtconfig.pri": изменить значение переменной</text:p>
      <text:p text:style-name="P6">QWT_INSTALL_PREFIX, чтобы она указывала на папку</text:p>
      <text:p text:style-name="P6">назначения для 32-битной версии ("C:\Qwt\Qwt-6.1.2-x86"):</text:p>
      <text:p text:style-name="P6"/>
      <text:p text:style-name="P6">--vvv--</text:p>
      <text:p text:style-name="P6">win32 {</text:p>
      <text:p text:style-name="P6"><text:s text:c="4"/>QWT_INSTALL_PREFIX <text:s text:c="3"/>= C:/Qwt/Qwt-$$QWT_VERSION-x86</text:p>
      <text:p text:style-name="P6">}</text:p>
      <text:p text:style-name="P6">--^^^--</text:p>
      <text:p text:style-name="P6"/>
      <text:p text:style-name="P6">Запустить командную строку Qt (в главном меню Windows "All Programs -&gt;</text:p>
      <text:p text:style-name="P6">Qt 5.6.0 -&gt; 5.6 -&gt; MSVC 2015 (32-bit) -&gt;</text:p>
      <text:p text:style-name="P6">Qt 5.6 32-bit for Desktop (MSVC 2015)").</text:p>
      <text:p text:style-name="P6"/>
      <text:p text:style-name="P6">Сконфигурировать переменные среды MSVC — выполнить:</text:p>
      <text:p text:style-name="P6">&gt; "C:\Program Files (x86)\Microsoft Visual Studio 14.0\VC\bin\vcvars32.bat"</text:p>
      <text:p text:style-name="P6"/>
      <text:p text:style-name="P6">Запустить компиляцию:</text:p>
      <text:p text:style-name="P6">&gt; cd C:\Qwt\Qwt-6.1.2-x86</text:p>
      <text:p text:style-name="P6">&gt; qmake qwt.pro</text:p>
      <text:p text:style-name="P6">&gt; nmake</text:p>
      <text:p text:style-name="P6">&gt; nmake install</text:p>
      <text:p text:style-name="P6"/>
      <text:p text:style-name="P6">Сборка занимает около 7 минут.</text:p>
      <text:p text:style-name="P6"/>
      <text:p text:style-name="P3">2. Собрать 64-битную версию:</text:p>
      <text:p text:style-name="P6"/>
      <text:p text:style-name="P6">Исходные тексты библиотеки "qwt-6.1.2.zip" распаковать в папку qwt 64-битной</text:p>
      <text:p text:style-name="P6">версии, рекомендуется "C:\Qwt\Qwt-6.1.2-x64".</text:p>
      <text:p text:style-name="P6"/>
      <text:p text:style-name="P6">Отредактировать файл "qwtconfig.pri": изменить значение переменной</text:p>
      <text:p text:style-name="P6"><text:soft-page-break/>QWT_INSTALL_PREFIX, чтобы она указывала на папку</text:p>
      <text:p text:style-name="P6">назначения для 64-битной версии ("C:\Qwt\Qwt-6.1.2-x64"):</text:p>
      <text:p text:style-name="P6"/>
      <text:p text:style-name="P6">--vvv--</text:p>
      <text:p text:style-name="P6">win32 {</text:p>
      <text:p text:style-name="P6"><text:s text:c="4"/>QWT_INSTALL_PREFIX <text:s text:c="3"/>= C:/Qwt/Qwt-$$QWT_VERSION-x64</text:p>
      <text:p text:style-name="P6">}</text:p>
      <text:p text:style-name="P6">--^^^--</text:p>
      <text:p text:style-name="P6"/>
      <text:p text:style-name="P6">Запустить командную строку Qt (в главном меню Windows "All Programs -&gt;</text:p>
      <text:p text:style-name="P6">Qt 5.6.0 -&gt; 5.6 -&gt; MSVC 2015 (64-bit) -&gt;</text:p>
      <text:p text:style-name="P6">Qt 5.6 64-bit for Desktop (MSVC 2015)").</text:p>
      <text:p text:style-name="P6"/>
      <text:p text:style-name="P6">Сконфигурировать переменные среды MSVC — выполнить:</text:p>
      <text:p text:style-name="P6">&gt; "C:\Program Files (x86)\Microsoft Visual Studio 14.0\VC\bin\x86_amd64\vcvarsx86_amd64.bat"</text:p>
      <text:p text:style-name="P11">вариант:</text:p>
      <text:p text:style-name="P10">&gt;"c:\Program Files (x86)\Microsoft Visual Studio 14.0\VC\bin\amd64\vcvars64.bat"</text:p>
      <text:p text:style-name="P6"/>
      <text:p text:style-name="P6">Запустить компиляцию:</text:p>
      <text:p text:style-name="P6">&gt; cd C:\Qwt\Qwt-6.1.2-x64</text:p>
      <text:p text:style-name="P6">&gt; qmake qwt.pro</text:p>
      <text:p text:style-name="P6">&gt; nmake</text:p>
      <text:p text:style-name="P6">&gt; nmake install</text:p>
      <text:p text:style-name="P6"/>
      <text:p text:style-name="P6">Сборка занимает около 7 минут.</text:p>
      <text:p text:style-name="P6"/>
      <text:p text:style-name="P3">3. Замечания</text:p>
      <text:p text:style-name="P6"/>
      <text:p text:style-name="P6">Здесь была описана наиболее простая процедура остановки. Возможна другая</text:p>
      <text:p text:style-name="P6">процедура.</text:p>
      <text:p text:style-name="P6"/>
      <text:p text:style-name="P6">Исходные тексты можно распаковать один раз в отдельную папку, отличную от папок</text:p>
      <text:p text:style-name="P6">32-битной и 64-битной версий. Здесь нужно будет последовательно</text:p>
      <text:p text:style-name="P6">сконфигурировать и собрать 32-битную и 64-битную версии.</text:p>
      <text:p text:style-name="P6"/>
      <text:p text:style-name="P6">После сборки файлы из этой папки будут скопированы в другие папки, и</text:p>
      <text:p text:style-name="P6">непосредственно эта папка будет не нужна.</text:p>
      <text:p text:style-name="P6"/>
      <text:p text:style-name="P6">Конфигурирование и компиляция происходят так же, как и в описанной процедуре.</text:p>
      <text:p text:style-name="P6">Папки назначения в "qwtconfig.pri" нужно задавать отличные от папки исходных</text:p>
      <text:p text:style-name="P6">текстов.</text:p>
      <text:p text:style-name="P6"/>
      <text:p text:style-name="P6">Перед сборкой новой версии нужно удалить рабочие файлы и папки от сборки</text:p>
      <text:p text:style-name="P6">предыдущей версии:</text:p>
      <text:p text:style-name="P6">- "Makefile"</text:p>
      <text:p text:style-name="P6">- "src\Makefile"</text:p>
      <text:p text:style-name="P6">- "src\Makefile.Debug"</text:p>
      <text:p text:style-name="P6">- "src\Makefile.Release"</text:p>
      <text:p text:style-name="P6">- "src\debug" (папка)</text:p>
      <text:p text:style-name="P6">- "src\release" (папка)</text:p>
      <text:p text:style-name="P6">- "src\moc" (папка)</text:p>
      <text:p text:style-name="P6">- "lib" (папка)</text:p>
      <text:p text:style-name="P6"><text:soft-page-break/>- "designer\Makefile"</text:p>
      <text:p text:style-name="P6">- "designer\*.obj"</text:p>
      <text:p text:style-name="P6">- "designer\moc" (папка)</text:p>
      <text:p text:style-name="P6">- "designer\resources" (папка)</text:p>
      <text:p text:style-name="P6">- "designer\plugins" (папка)</text:p>
      <text:p text:style-name="P6">- "doc\Makefile"</text:p>
      <text:p text:style-name="P6">- "textengines\Makefile"</text:p>
      <text:p text:style-name="P6"/>
      <text:p text:style-name="P6">Часть файлов стирается командой "nmake clean", но не все файлы.</text:p>
      <text:p text:style-name="P6"/>
      <text:p text:style-name="P3"><text:span text:style-name="T5">4. </text:span>Установить переменные среды</text:p>
      <text:p text:style-name="P6">- QWTDIR5x86=C:\Qwt\Qwt-6.1.2-x86</text:p>
      <text:p text:style-name="P6">- QWTDIR5x64=C:\Qwt\Qwt-6.1.2-x64</text:p>
      <text:p text:style-name="P6"/>
      <text:p text:style-name="P6">Переменные среды можно задать одним из двух способов:</text:p>
      <text:p text:style-name="P6">- задать переменные среды операционной системы через "Панель управления";</text:p>
      <text:p text:style-name="P6">- задать пользовательские макроопределения в файлах конфигурации Visual Studio</text:p>
      <text:p text:style-name="P6">"Microsoft.Cpp.Win32.user.props" и "Microsoft.Cpp.x64.user.props",</text:p>
      <text:p text:style-name="P6">расположенных в "C:\Users\&lt;username&gt;\AppData\Local\Microsoft\MSBuild\v4.0\".</text:p>
      <text:p text:style-name="P6"/>
      <text:p text:style-name="P6">Задать пользовательские макроопределения в файлах конфигурации Visual Studio</text:p>
      <text:p text:style-name="P6">проще всего следующим способом:</text:p>
      <text:p text:style-name="P6"/>
      <text:p text:style-name="P6">1. Открываем в Visual Studio проект, содержащий конфигурации для платформ x86 и</text:p>
      <text:p text:style-name="P6">x64.</text:p>
      <text:p text:style-name="P6">2. Открывем окно "Property Manager".</text:p>
      <text:p text:style-name="P6">3. Раскрываем одну конфигурацию x86 (например, "Debug | Win32"), открываем окно</text:p>
      <text:p text:style-name="P6">свойств для "Microsoft.Cpp.Win32.user".</text:p>
      <text:p text:style-name="P6">4. Выбираем пункт "User Macros", добавляем макросы ("Add Macro") QTDIR5x86,</text:p>
      <text:p text:style-name="P6">QWTDIR5x86. Закрываем окно свойств.</text:p>
      <text:p text:style-name="P6">5. Сохраняем файл конфигурации (property sheets) кнопкой "Save" в окне</text:p>
      <text:p text:style-name="P6">"Property Manager".</text:p>
      <text:p text:style-name="P6">6. Раскрываем одну конфигурацию x64 (например, "Debug | x64"), открываем окно</text:p>
      <text:p text:style-name="P6">свойств для "Microsoft.Cpp.x64.user".</text:p>
      <text:p text:style-name="P6">7. Выбираем пункт "User Macros", добавляем макросы ("Add Macro") QTDIR5x64,</text:p>
      <text:p text:style-name="P6">QWTDIR5x64. Закрываем окно свойств.</text:p>
      <text:p text:style-name="P6">8. Сохраняем файл конфигурации (property sheets) кнопкой "Save" в окне</text:p>
      <text:p text:style-name="P6">"Property Manager".</text:p>
      <text:p text:style-name="P6">9. Закрываем проект.</text:p>
      <text:p text:style-name="P6"/>
      <text:h text:style-name="Heading_20_1" text:outline-level="1"><text:bookmark-start text:name="__RefHeading___Toc1556_1589708727"/>Какая-то старая инструкция по установке<text:bookmark-end text:name="__RefHeading___Toc1556_1589708727"/></text:h>
      <text:p text:style-name="Standard">For Visual Studio 2015, the Qt Add-In is not available anymore. But there is an Extension (Tools &gt; Extensions &amp; Updates) called Qt5Package which has the same functionality. After installing it, you have the Qt entry on your main toolbar where you have to specify a version and the path to the directory where you built it. This version will also be associated with the current project via the same menu.</text:p>
      <text:p text:style-name="Standard"/>
      <text:p text:style-name="Standard">If you load an existing project, you also have to convert it so the whole Qt functionality is used automatically. You can do this by opening the solution and right click on it; there should be an entry for the conversion to a QtAddin generated project.</text:p>
      <text:p text:style-name="Standard"><text:soft-page-break/></text:p>
      <text:p text:style-name="Standard">I am using Qt 5.5 on Visual Studio 2015 with an old project and it is working without any issues.</text:p>
      <text:p text:style-name="Standard"/>
      <text:p text:style-name="Standard">//-------------------------------------------------------</text:p>
      <text:p text:style-name="Standard">//<text:line-break/>//<text:tab/>Установка qwt под Windows<text:line-break/>//<text:line-break/>//-------------------------------------------------------</text:p>
      <text:p text:style-name="Standard"><text:line-break/>Поскольку предполагается одновременное использование 32-битной и 64-битной версий,</text:p>
      <text:p text:style-name="Standard">инструкция по установке отличается от обычной.</text:p>
      <text:p text:style-name="Standard">На момент начала должны быть установлены:</text:p>
      <text:p text:style-name="Standard"><text:tab/>MS VisualStudio 2015;</text:p>
      <text:p text:style-name="Standard"><text:tab/>обе версии Qt 5.6.0 (32- и 64-битная).</text:p>
      <text:p text:style-name="Standard"><text:line-break/>1. папку qwt-6.1.2.zip распаковать на диск. Сразу в два места</text:p>
      <text:p text:style-name="Standard"><text:tab/></text:p>
      <text:p text:style-name="Standard"><text:tab/>c:\Qwt\qwt-6.1.2_VS2015_Qt5_x64</text:p>
      <text:p text:style-name="Standard"><text:tab/>c:\Qwt\qwt-6.1.2_VS2015_Qt5_x86</text:p>
      <text:p text:style-name="Standard"/>
      <text:p text:style-name="Standard">Они пока одинаковые.</text:p>
      <text:p text:style-name="Standard">Шаги 2--3 надо будет проделать дважды для каждой из созданных папок</text:p>
      <text:p text:style-name="Standard"/>
      <text:p text:style-name="Standard"/>
      <text:p text:style-name="Standard">2 (64 бит). Запуск командной строки Qt. Команда "Главное меню-&gt;Все программы-&gt;Qt-&gt;Qt 5.6 64-bit for Desktop (MSVC 2015)"</text:p>
      <text:p text:style-name="Standard"><text:tab/></text:p>
      <text:p text:style-name="Standard">3 (64 бит). Выполнить команды</text:p>
      <text:p text:style-name="Standard"/>
      <text:p text:style-name="Standard"><text:tab/>"c:\Program Files (x86)\Microsoft Visual Studio 14.0\VC\bin\amd64\vcvars64.bat"</text:p>
      <text:p text:style-name="Standard"><text:tab/>cd c:\Qwt\qwt-6.1.2_VS2015_Qt5_x64</text:p>
      <text:p text:style-name="Standard"/>
      <text:p text:style-name="Standard"><text:tab/>qmake qwt.pro</text:p>
      <text:p text:style-name="Standard"><text:tab/>nmake</text:p>
      <text:p text:style-name="Standard"><text:tab/>nmake install</text:p>
      <text:p text:style-name="Standard"><text:tab/></text:p>
      <text:p text:style-name="Standard"><text:tab/>Последняя команда создает папку c:\qwt-6.1.2 и копирует в нее созданные библиотеки и включаемые файлы.</text:p>
      <text:p text:style-name="Standard"><text:tab/>Надо эти папки переместить в c:\Qwt\qwt-6.1.2_VS2015_Qt5_x64, а созданную папку c:\qwt-6.1.2 удалить</text:p>
      <text:p text:style-name="Standard"/>
      <text:p text:style-name="Standard">2' (64 бит). Запуск командной строки Qt. Команда "Главное меню-&gt;Все программы-&gt;Qt-&gt;Qt 5.6 32-bit for Desktop (MSVC 2015)"</text:p>
      <text:p text:style-name="Standard"><text:tab/></text:p>
      <text:p text:style-name="Standard">3' (32 бит). Выполнить команды</text:p>
      <text:p text:style-name="Standard"/>
      <text:p text:style-name="Standard"><text:tab/>"c:\Program Files (x86)\Microsoft Visual Studio 14.0\VC\bin\vcvarsall.bat"</text:p>
      <text:p text:style-name="Standard"><text:tab/>cd c:\Qwt\qwt-6.1.2_VS2015_Qt5_x32</text:p>
      <text:p text:style-name="Standard"/>
      <text:p text:style-name="Standard"><text:tab/>qmake qwt.pro</text:p>
      <text:p text:style-name="Standard"><text:tab/>nmake</text:p>
      <text:p text:style-name="Standard"><text:tab/>nmake install</text:p>
      <text:p text:style-name="Standard"><text:soft-page-break/><text:tab/></text:p>
      <text:p text:style-name="Standard"><text:tab/>Последняя команда создает папку c:\qwt-6.1.2 и копирует в нее созданные библиотеки и включаемые файлы.</text:p>
      <text:p text:style-name="Standard"><text:tab/>Надо эти папки переместить в c:\Qwt\qwt-6.1.2_VS2015_Qt5_x32, а созданную папку c:\qwt-6.1.2 удалить</text:p>
      <text:p text:style-name="Standard"/>
      <text:p text:style-name="Standard"/>
      <text:p text:style-name="Standard"/>
      <text:p text:style-name="Standard">4. <text:span text:style-name="T1">Добави</text:span><text:span text:style-name="T2">ть</text:span> переменные окружения:</text:p>
      <text:p text:style-name="P5">QWTDIR5x64=c:\Qwt\qwt-6.1.2_VS2015_Qt5_x64</text:p>
      <text:p text:style-name="P5">QWTDIR5x86=c:\Qwt\qwt-6.1.2_VS2015_Qt5_x86</text:p>
      <text:p text:style-name="P5"/>
      <text:p text:style-name="P1"><text:tab/>QT_PLUGIN_PATH="c:\Qwt\qwt-6.1.2_VS2015_Qt5_x64\plugins"</text:p>
      <text:p text:style-name="Standard"><text:tab/>после этого компоненты qwt должны появиться в QtDesigner. Видимо, можно указать в любую из двух папок плагинов,</text:p>
      <text:p text:style-name="Standard"><text:tab/>поскольку нам неважно, какая из копий QtDesigner будет использоваться.</text:p>
      <text:p text:style-name="Standard"/>
      <text:p text:style-name="Standard">5. В свойствах проектов изменения вносятся, внести</text:p>
      <text:p text:style-name="Standard"/>
      <text:p text:style-name="Standard"/>
      <text:h text:style-name="Heading_20_1" text:outline-level="1"><text:bookmark-start text:name="__RefHeading___Toc2634_1589708727"/>Какая-то ещё одна<text:bookmark-end text:name="__RefHeading___Toc2634_1589708727"/></text:h>
      <text:p text:style-name="Standard">For Visual Studio 2015, the Qt Add-In is not available anymore. But there is an Extension (Tools &gt; Extensions &amp; Updates) called Qt5Package which has the same functionality. After installing it, you have the Qt entry on your main toolbar where you have to specify a version and the path to the directory where you built it. This version will also be associated with the current project via the same menu.</text:p>
      <text:p text:style-name="Standard"/>
      <text:p text:style-name="Standard">If you load an existing project, you also have to convert it so the whole Qt functionality is used automatically. You can do this by opening the solution and right click on it; there should be an entry for the conversion to a QtAddin generated project.</text:p>
      <text:p text:style-name="Standard"/>
      <text:p text:style-name="Standard">I am using Qt 5.5 on Visual Studio 2015 with an old project and it is working without any issues.</text:p>
      <text:p text:style-name="Standard"/>
      <text:p text:style-name="Standard">//-------------------------------------------------------</text:p>
      <text:p text:style-name="Standard">//<text:line-break/>//<text:tab/>Установка под Windows<text:line-break/>//<text:line-break/>//-------------------------------------------------------</text:p>
      <text:p text:style-name="Standard"><text:line-break/><text:line-break/>1. папку qwt-6.1.0.zip распаковала на диск C:\qwt-6.1.0</text:p>
      <text:p text:style-name="Standard">2. запустила "All Programs -&gt; Qt -&gt; Command Prompt</text:p>
      <text:p text:style-name="Standard">3. выполнила команды </text:p>
      <text:p text:style-name="Standard"><text:tab/>cd qwt-6.1.0</text:p>
      <text:p text:style-name="Standard"><text:tab/>qmake qwt.pro</text:p>
      <text:p text:style-name="Standard"><text:tab/>nmake</text:p>
      <text:p text:style-name="Standard"><text:tab/>nmake install</text:p>
      <text:p text:style-name="Standard">4. Добавила переменные окружения:</text:p>
      <text:p text:style-name="Standard"><text:tab/>QT_PLUGIN_PATH="C:\qwt-6.1.0\plugins"</text:p>
      <text:p text:style-name="Standard"><text:tab/>PATH="C:\qwt-6.1.0\lib"</text:p>
      <text:p text:style-name="Standard"><text:soft-page-break/>после этого компоненты появились в QtDesigner, но проект из VS не компилировался</text:p>
      <text:p text:style-name="Standard"/>
      <text:p text:style-name="Standard">5. В свойствах проекта</text:p>
      <text:p text:style-name="Standard"><text:tab/>Project Properties-&gt;Linker-&gt;General-&gt;Additional library Directories</text:p>
      <text:p text:style-name="Standard"><text:tab/>добавить путь c:\qwt-6.1.0\lib в параметр</text:p>
      <text:p text:style-name="Standard">//</text:p>
      <text:p text:style-name="Standard">//ранее этот пункт решался у нас так:</text:p>
      <text:p text:style-name="Standard">//В папку %QTDIR%/lib скопировать содержимое папки qwt-6.1.0\lib</text:p>
      <text:p text:style-name="Standard">//-------------------------------------------------------</text:p>
      <text:p text:style-name="Standard"/>
      <text:p text:style-name="Standard"/>
      <text:p text:style-name="Standard">6.В свойствах проекта</text:p>
      <text:p text:style-name="Standard"><text:tab/>Configuration Properties\C/C++\General\Additional Include Directories</text:p>
      <text:p text:style-name="Standard">указала пути <text:s/></text:p>
      <text:p text:style-name="Standard"><text:tab/>C:\qwt-6.1.0\lib;C:\qwt-6.1.0\include;</text:p>
      <text:p text:style-name="Standard">7.В файл main.cpp добавила строчку </text:p>
      <text:p text:style-name="Standard"><text:tab/>#pragma comment(lib, "qwtd.lib")</text:p>
      <text:p text:style-name="Standard"/>
      <text:h text:style-name="Heading_20_1" text:outline-level="1"><text:bookmark-start text:name="__RefHeading___Toc2636_1589708727"/>Установка под MacOS<text:bookmark-end text:name="__RefHeading___Toc2636_1589708727"/></text:h>
      <text:p text:style-name="P2">1. Распаковать архив в /qwt-6.1.0/<text:line-break/>2. В терминале<text:line-break/><text:tab/>cd /qwt-6.1.0/<text:line-break/><text:tab/>// возможно, нужен будет другой -spec (см. список в /usr/local/Qt4.8/mkspecs/<text:line-break/><text:tab/>qmake -spec macx-g++<text:line-break/><text:tab/>make<text:line-break/><text:tab/>make install<text:line-break/><text:line-break/>// следующую строку выполнил<text:line-break/><text:tab/>sudo ln -s /usr/local/qwt-6.0.1/lib/qwt.framework/qwt /usr/lib/qwt<text:line-break/>//но в дополнение к ней создал симлинк на qwt.framework /Library/Frameworks/<text:line-break/><text:line-break/>3. (не понимаю, но для памяти сюда копирую) -- процедура добавления фреймворка в проект:<text:line-break/>mac: QMAKEFEATURES += /usr/local/qwt-6.0.1/features<text:line-break/>CONFIG += qwt<text:line-break/>mac: INCLUDEPATH += /usr/local/qwt-6.0.1/lib/qwt.framework/Headers<text:line-break/>mac: LIBS += -F/usr/local/qwt-6.0.1/lib -framework qwt<text:line-break/><text:line-break/>3. Была проблема: QtDesigner не принимает файла libqwt_designer_plugin.dylib<text:line-break/>Причина: конфликт версий Qt 4.8.4 и 4.8.5 (устанавливались обе). Вылечено: полный снос Qt и повторная установка 4.8.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8-23T12:42:23.957000000</meta:creation-date>
    <dc:date>2020-12-17T17:46:55.752000000</dc:date>
    <meta:editing-duration>PT45M6S</meta:editing-duration>
    <meta:editing-cycles>26</meta:editing-cycles>
    <meta:generator>LibreOffice/6.4.7.2$Windows_X86_64 LibreOffice_project/639b8ac485750d5696d7590a72ef1b496725cfb5</meta:generator>
    <meta:document-statistic meta:table-count="0" meta:image-count="0" meta:object-count="0" meta:page-count="6" meta:paragraph-count="189" meta:word-count="1251" meta:character-count="9712" meta:non-whitespace-character-count="8580"/>
  </office:meta>
</office:document-meta>
</file>